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Rule.end( String name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Rule.begin( String name , String namespace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foRule.Info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